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1.135cm" svg:height="13.469cm" draw:transform="rotate (0.785398163397448) translate (1.635cm 13.319cm)" svg:viewBox="0 0 11136 13470" draw:points="2694,0 6466,0 11136,4670 11136,9699 7364,13470 3412,13470 0,10058 0,2694 2604,90 2784,90">
          <text:p/>
        </draw:polygon>
        <draw:path draw:style-name="gr2" draw:text-style-name="P1" draw:layer="layout" svg:width="6.397cm" svg:height="6.471cm" svg:x="6.794cm" svg:y="11.16cm" svg:viewBox="0 0 6398 6472" svg:d="M504 284c-382 872-549 1785-494 2787 55 993 0 2260 846 2964 910 758 2118 306 3140 282 1104-26 1575-1267 2011-2117 322-628 388-1367 388-2081 0-486 66-1146-423-1411-820-445-1791-391-2681-600-530-124-1060-70-1588-106-471-32-825 319-1235 459h-10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5:07:06.354873415</meta:creation-date>
    <dc:date>2022-04-29T15:09:24.461536222</dc:date>
    <meta:editing-duration>PT2M19S</meta:editing-duration>
    <meta:editing-cycles>1</meta:editing-cycles>
    <meta:document-statistic meta:object-count="2"/>
    <meta:generator>LibreOffice/6.4.7.2$Linux_X86_64 LibreOffice_project/40$Build-2</meta:generator>
  </office:meta>
</office:document-meta>
</file>